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222cm" fo:min-width="8.0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8" style:family="graphic" style:parent-style-name="standard">
      <style:graphic-properties draw:fill="solid" draw:fill-color="#4c6ef5" draw:textarea-horizontal-align="justify" draw:textarea-vertical-align="middle" draw:auto-grow-height="false" fo:min-height="1.02cm" fo:min-width="0.77cm" fo:wrap-option="wrap"/>
    </style:style>
    <style:style style:name="gr9" style:family="graphic" style:parent-style-name="standard">
      <style:graphic-properties draw:fill="solid" draw:fill-color="#fa5252" draw:textarea-horizontal-align="justify" draw:textarea-vertical-align="middle" draw:auto-grow-height="false" fo:min-height="1.02cm" fo:min-width="0.77cm" fo:wrap-option="wrap"/>
    </style:style>
    <style:style style:name="pr1" style:family="presentation" style:parent-style-name="Padrã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antarell" fo:font-size="48pt" style:font-size-asian="48pt" style:font-size-complex="48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4c6ef5"/>
      <style:paragraph-properties fo:text-align="center"/>
    </style:style>
    <style:style style:name="P7" style:family="paragraph">
      <loext:graphic-properties draw:fill="solid" draw:fill-color="#fa5252"/>
      <style:paragraph-properties fo:text-align="center"/>
    </style:style>
    <style:style style:name="T1" style:family="text">
      <style:text-properties style:font-name="Cantarell"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2.065cm" svg:height="19.05cm" svg:x="-3.175cm" svg:y="-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5.24cm" svg:height="2.283cm" svg:x="11.43cm" svg:y="1.27cm">
          <draw:text-box>
            <text:p><text:span text:style-name="T1">Portifólio</text:span></text:p>
          </draw:text-box>
        </draw:frame>
        <draw:frame draw:style-name="gr3" draw:text-style-name="P3" draw:layer="layout" svg:width="13.97cm" svg:height="1.119cm" svg:x="12.065cm" svg:y="4.445cm">
          <draw:text-box>
            <text:p><text:span text:style-name="T2">Design Guidelines</text:span></text:p>
          </draw:text-box>
        </draw:frame>
        <draw:frame draw:style-name="gr4" draw:text-style-name="P4" draw:layer="layout" svg:width="0.001cm" svg:height="1.187cm" svg:x="12.7cm" svg:y="11.43cm">
          <draw:text-box>
            <text:p/>
          </draw:text-box>
        </draw:frame>
        <draw:frame draw:style-name="gr5" draw:text-style-name="P4" draw:layer="layout" svg:width="12.7cm" svg:height="0.962cm" svg:x="12.7cm" svg:y="13.97cm">
          <draw:text-box>
            <text:p>Vinícius Bruscagini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2.065cm" svg:height="19.05cm" svg:x="-3.175cm" svg:y="-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5.24cm" svg:height="2.283cm" svg:x="11.43cm" svg:y="1.27cm">
          <draw:text-box>
            <text:p><text:span text:style-name="T1">Paleta de Cores</text:span></text:p>
          </draw:text-box>
        </draw:frame>
        <draw:frame draw:style-name="gr7" draw:text-style-name="P3" draw:layer="layout" svg:width="13.97cm" svg:height="2.855cm" svg:x="12.065cm" svg:y="4.445cm">
          <draw:text-box>
            <text:p><text:span text:style-name="T2">Principal: Indigo 6 | #4c6ef5</text:span></text:p>
            <text:p><text:span text:style-name="T2"/></text:p>
            <text:p><text:span text:style-name="T2">Accent: Red 6 | #fa5252</text:span></text:p>
          </draw:text-box>
        </draw:frame>
        <draw:frame draw:style-name="gr4" draw:text-style-name="P4" draw:layer="layout" svg:width="0.001cm" svg:height="1.187cm" svg:x="12.7cm" svg:y="11.43cm">
          <draw:text-box>
            <text:p/>
          </draw:text-box>
        </draw:frame>
        <draw:frame draw:style-name="gr5" draw:text-style-name="P4" draw:layer="layout" svg:width="12.7cm" svg:height="0.962cm" svg:x="12.7cm" svg:y="13.97cm">
          <draw:text-box>
            <text:p>Vinícius Bruscagini</text:p>
          </draw:text-box>
        </draw:frame>
        <draw:frame draw:style-name="gr5" draw:text-style-name="P4" draw:layer="layout" svg:width="13.335cm" svg:height="0.962cm" svg:x="12.065cm" svg:y="10.16cm">
          <draw:text-box>
            <text:p>Paleta selecionada pelo site <text:a xlink:href="https://yeun.github.io/open-color/" xlink:type="simple">OpenColor</text:a></text:p>
          </draw:text-box>
        </draw:frame>
        <draw:custom-shape draw:style-name="gr8" draw:text-style-name="P6" draw:layer="layout" svg:width="1.27cm" svg:height="1.27cm" svg:x="22.22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955cm" svg:y="6.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2.065cm" svg:height="19.05cm" svg:x="-3.175cm" svg:y="-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5.24cm" svg:height="2.283cm" svg:x="11.43cm" svg:y="1.27cm">
          <draw:text-box>
            <text:p><text:span text:style-name="T1">Tipografia</text:span></text:p>
          </draw:text-box>
        </draw:frame>
        <draw:frame draw:style-name="gr3" draw:text-style-name="P3" draw:layer="layout" svg:width="13.97cm" svg:height="1.119cm" svg:x="12.065cm" svg:y="4.445cm">
          <draw:text-box>
            <text:p><text:span text:style-name="T2">A ser definido</text:span></text:p>
          </draw:text-box>
        </draw:frame>
        <draw:frame draw:style-name="gr4" draw:text-style-name="P4" draw:layer="layout" svg:width="0.001cm" svg:height="1.187cm" svg:x="12.7cm" svg:y="11.43cm">
          <draw:text-box>
            <text:p/>
          </draw:text-box>
        </draw:frame>
        <draw:frame draw:style-name="gr5" draw:text-style-name="P4" draw:layer="layout" svg:width="12.7cm" svg:height="0.962cm" svg:x="12.7cm" svg:y="13.97cm">
          <draw:text-box>
            <text:p>Vinícius Bruscagini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4c6ef5" draw:end-color="#748ffc" draw:start-intensity="100%" draw:end-intensity="100%" draw:angle="30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19T22:36:52.240155891</dc:date>
    <meta:editing-duration>PT19M43S</meta:editing-duration>
    <meta:editing-cycles>4</meta:editing-cycles>
    <meta:generator>LibreOffice/7.2.1.2$Linux_X86_64 LibreOffice_project/20$Build-2</meta:generator>
    <meta:document-statistic meta:object-count="45"/>
  </office:meta>
</office:document-meta>
</file>